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9">
      <style:text-properties style:font-name="ArialMT" fo:font-size="12pt"/>
    </style:style>
    <style:style style:name="P9"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8"/>
    <style:style style:name="P67" style:family="paragraph" style:parent-style-name="Standard" style:list-style-name="L59"/>
    <style:style style:name="P68" style:family="paragraph" style:parent-style-name="Standard" style:list-style-name="L60"/>
    <style:style style:name="P69" style:family="paragraph" style:parent-style-name="Standard" style:list-style-name="L61"/>
    <style:style style:name="P70" style:family="paragraph" style:parent-style-name="Standard" style:list-style-name="L62"/>
    <style:style style:name="P71" style:family="paragraph" style:parent-style-name="Standard" style:list-style-name="L63"/>
    <style:style style:name="P72" style:family="paragraph" style:parent-style-name="Standard" style:list-style-name="L64"/>
    <style:style style:name="P73" style:family="paragraph" style:parent-style-name="Standard" style:list-style-name="L65"/>
    <style:style style:name="P74" style:family="paragraph" style:parent-style-name="Standard" style:list-style-name="L66"/>
    <style:style style:name="P75" style:family="paragraph" style:parent-style-name="Standard" style:list-style-name="L67"/>
    <style:style style:name="P76" style:family="paragraph" style:parent-style-name="Standard" style:list-style-name="L68"/>
    <style:style style:name="P77" style:family="paragraph" style:parent-style-name="Standard" style:list-style-name="L69"/>
    <style:style style:name="P78" style:family="paragraph" style:parent-style-name="Standard" style:list-style-name="L70"/>
    <style:style style:name="P79" style:family="paragraph" style:parent-style-name="Standard" style:list-style-name="L71"/>
    <style:style style:name="P80" style:family="paragraph" style:parent-style-name="Standard" style:list-style-name="L72"/>
    <style:style style:name="P81" style:family="paragraph" style:parent-style-name="Standard" style:list-style-name="L73"/>
    <style:style style:name="P82" style:family="paragraph" style:parent-style-name="Standard" style:list-style-name="L74"/>
    <style:style style:name="P83" style:family="paragraph" style:parent-style-name="Standard" style:list-style-name="L75"/>
    <style:style style:name="P84" style:family="paragraph" style:parent-style-name="Standard" style:list-style-name="L76"/>
    <style:style style:name="P85" style:family="paragraph" style:parent-style-name="Standard" style:list-style-name="L77"/>
    <style:style style:name="P86" style:family="paragraph" style:parent-style-name="Standard" style:list-style-name="L78"/>
    <style:style style:name="P87" style:family="paragraph" style:parent-style-name="Standard" style:list-style-name="L79"/>
    <style:style style:name="P88" style:family="paragraph" style:parent-style-name="Standard" style:list-style-name="L80"/>
    <style:style style:name="P89" style:family="paragraph" style:parent-style-name="Standard" style:list-style-name="L81"/>
    <style:style style:name="P90" style:family="paragraph" style:parent-style-name="Standard" style:list-style-name="L82"/>
    <style:style style:name="P91" style:family="paragraph" style:parent-style-name="Standard" style:list-style-name="L83"/>
    <style:style style:name="P92" style:family="paragraph" style:parent-style-name="Standard" style:list-style-name="L84"/>
    <style:style style:name="P93" style:family="paragraph" style:parent-style-name="Standard" style:list-style-name="L85"/>
    <style:style style:name="P94" style:family="paragraph" style:parent-style-name="Standard" style:list-style-name="L86"/>
    <style:style style:name="P95" style:family="paragraph" style:parent-style-name="Standard" style:list-style-name="L87"/>
    <style:style style:name="P96" style:family="paragraph" style:parent-style-name="Standard" style:list-style-name="L88"/>
    <style:style style:name="P97" style:family="paragraph" style:parent-style-name="Standard" style:list-style-name="L89"/>
    <style:style style:name="P98" style:family="paragraph" style:parent-style-name="Standard" style:list-style-name="L90"/>
    <style:style style:name="P99" style:family="paragraph" style:parent-style-name="Standard" style:list-style-name="L91"/>
    <style:style style:name="P100" style:family="paragraph" style:parent-style-name="Standard" style:list-style-name="L93"/>
    <style:style style:name="P101" style:family="paragraph" style:parent-style-name="Standard" style:list-style-name="L92">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loext:opacity="100%"/>
    </style:style>
    <style:style style:name="T5" style:family="text">
      <style:text-properties fo:color="#2300dc" style:font-name="arial" fo:font-size="7.5pt" style:font-size-asian="7.5pt" loext:opacity="100%"/>
    </style:style>
    <style:style style:name="T6" style:family="text">
      <style:text-properties fo:color="#222222" style:font-name="arial" fo:font-size="7.5pt" style:font-size-asian="7.5pt" loext:opacity="100%"/>
    </style:style>
    <style:style style:name="T7" style:family="text">
      <style:text-properties fo:color="#222222" fo:font-size="10pt" style:font-size-asian="10pt" style:font-size-complex="10pt" loext:opacity="100%"/>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loext:opacity="100%"/>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loext:opacity="100%"/>
    </style:style>
    <style:style style:name="T12" style:family="text">
      <style:text-properties fo:color="#fc0107" fo:font-weight="bold" style:font-weight-asian="bold" style:font-weight-complex="bold" loext:opacity="100%"/>
    </style:style>
    <style:style style:name="T13" style:family="text">
      <style:text-properties fo:color="#c5000b" fo:font-weight="bold" style:font-weight-asian="bold" style:font-weight-complex="bold" loext:opacity="100%"/>
    </style:style>
    <style:style style:name="T14" style:family="text">
      <style:text-properties fo:color="#cc0000" loext:opacity="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1">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Version history <text:s/>(PyOTE description is at end)</text:p>
      <text:p text:style-name="Standard"/>
      <text:p text:style-name="Standard">version 3.8.4</text:p>
      <text:list xml:id="list6747320342522847729" text:style-name="L93">
        <text:list-item>
          <text:p text:style-name="P100">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100"/>
        </text:list-item>
      </text:list>
      <text:p text:style-name="Standard">version 3.8.3</text:p>
      <text:list xml:id="list6482026377819879439" text:style-name="L1">
        <text:list-item>
          <text:p text:style-name="P10">adds display of light-curve name (if available in the csv file) to the curve-to-be-analyzed and the normalization curve next to their selection spinners.<text:line-break/></text:p>
        </text:list-item>
      </text:list>
      <text:p text:style-name="Standard">version 3.8.2</text:p>
      <text:list xml:id="list7837232522561786097" text:style-name="L2">
        <text:list-item>
          <text:p text:style-name="P11">3.7.5 introduced a scrollable GUI for small screens. Unfortunately, that caused resizing problem for all users. The version reverts back to the original GUI design.<text:line-break/></text:p>
        </text:list-item>
        <text:list-item>
          <text:p text:style-name="P11">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3399859187634840431" text:style-name="L3">
        <text:list-item>
          <text:p text:style-name="P12">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7876388573740005891" text:style-name="L4">
        <text:list-item>
          <text:p text:style-name="P13">adds a tutorial button to supply a quick-start for new or infrequent users.<text:line-break/></text:p>
        </text:list-item>
      </text:list>
      <text:p text:style-name="Standard">version 3.7.9</text:p>
      <text:list xml:id="list4681945062865350351" text:style-name="L5">
        <text:list-item>
          <text:p text:style-name="P14">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3">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3015829947395267987" text:style-name="L6">
        <text:list-item>
          <text:p text:style-name="P15">added visible left, top, and bottom axes to main plot (with ticks to make easier to associate timestamp with point).<text:line-break/></text:p>
        </text:list-item>
      </text:list>
      <text:p text:style-name="Standard">version 3.7.7</text:p>
      <text:list xml:id="list3678872626539143352" text:style-name="L7">
        <text:list-item>
          <text:p text:style-name="P16">if timestamps are available in the csv file, they are used as x axis labels in the main plot.<text:line-break/><text:soft-page-break/></text:p>
        </text:list-item>
      </text:list>
      <text:p text:style-name="Standard">version 3.7.6</text:p>
      <text:list xml:id="list6187009455554413267" text:style-name="L8">
        <text:list-item>
          <text:p text:style-name="P17">changed the way QMainWindow and Qapplication were referenced to accommodate the latest Anaconda version, which has reorganized where those modules are stored. </text:p>
          <text:p text:style-name="P17">This was causing a fatal startup error.<text:line-break/> </text:p>
        </text:list-item>
      </text:list>
      <text:p text:style-name="Standard">version 3.7.5</text:p>
      <text:list xml:id="list8536823009620912513" text:style-name="L9">
        <text:list-item>
          <text:p text:style-name="P8">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8">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1104739890666505358" text:style-name="L10">
        <text:list-item>
          <text:p text:style-name="P18">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1773410338456056884" text:style-name="L11">
        <text:list-item>
          <text:p text:style-name="P19">adds code line needed by any Mac users that are running Big Sur<text:line-break/></text:p>
        </text:list-item>
      </text:list>
      <text:p text:style-name="Standard">version 3.7.2</text:p>
      <text:list xml:id="list3436876345819842622" text:style-name="L12">
        <text:list-item>
          <text:p text:style-name="P20">fixes bug that caused all analysis attempts to 'stall'</text:p>
        </text:list-item>
      </text:list>
      <text:p text:style-name="Standard"/>
      <text:p text:style-name="Standard">version 3.7.1</text:p>
      <text:list xml:id="list3293089158855015177" text:style-name="L13">
        <text:list-item>
          <text:p text:style-name="P21">fixed a bug in the r limb angle entry<text:line-break/></text:p>
        </text:list-item>
      </text:list>
      <text:p text:style-name="Standard">version 3.7.0</text:p>
      <text:list xml:id="list435557725159341495" text:style-name="L14">
        <text:list-item>
          <text:p text:style-name="P22">adds right-click help to ast speed label giving the equation to use if asteroid speed is not available but asteroid diameter and maximum duration are specified<text:line-break/></text:p>
        </text:list-item>
        <text:list-item>
          <text:p text:style-name="P22">adds suggestion to right-click help on penumbral fit checkbox for how to find the penumbral curve csv file that is provided for practice purposes.<text:line-break/></text:p>
        </text:list-item>
      </text:list>
      <text:p text:style-name="Standard">version 3.6.8</text:p>
      <text:list xml:id="list27007344764206492" text:style-name="L15">
        <text:list-item>
          <text:p text:style-name="P23"><text:soft-page-break/>adds modeling of off centerline observations to lightcurve calibration curve generation<text:line-break/></text:p>
        </text:list-item>
      </text:list>
      <text:p text:style-name="Standard">version 3.6.7</text:p>
      <text:list xml:id="list2588048462211116843" text:style-name="L16">
        <text:list-item>
          <text:p text:style-name="P24">clarified the location of the Enable Manual Timestamp Entry checkbox in the pop-up message appears when there are no timestamps in the csv file.<text:line-break/></text:p>
        </text:list-item>
      </text:list>
      <text:p text:style-name="Standard">version 3.6.6</text:p>
      <text:list xml:id="list1149276044507426229" text:style-name="L17">
        <text:list-item>
          <text:p text:style-name="P25">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5359873726610895921" text:style-name="L18">
        <text:list-item>
          <text:p text:style-name="P26">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2651650215626001824" text:style-name="L19">
        <text:list-item>
          <text:p text:style-name="P27">version 3.6.2 would open .xlsx Report file on Mac, but not Windows. This version attempts to fix that (Windows needs a different command to open a file).<text:line-break/></text:p>
        </text:list-item>
      </text:list>
      <text:p text:style-name="Standard">version 3.6.2</text:p>
      <text:list xml:id="list6936725025357062065" text:style-name="L20">
        <text:list-item>
          <text:p text:style-name="P28">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9008884478481562006" text:style-name="L21">
        <text:list-item>
          <text:p text:style-name="P29">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4">… fill Excel report </text:span>button<text:line-break/></text:p>
        </text:list-item>
      </text:list>
      <text:p text:style-name="Standard">version 3.6.0</text:p>
      <text:list xml:id="list4156512031234275824" text:style-name="L22">
        <text:list-item>
          <text:p text:style-name="P30"><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text:soft-pag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4">...</text:span><text:line-break/><text:line-break/><text:span text:style-name="T14">…</text:span> <text:span text:style-name="T14">MUST BE CONVERTED to .xlsx for use by PyOTE!<text:line-break/></text:span></text:p>
          <text:p text:style-name="P30"><text:span text:style-name="T14">… For Windows users, Excel will read an .xls file and save it as .xlsx<text:line-break/>…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4">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7470546400910783693" text:style-name="L23">
        <text:list-item>
          <text:p text:style-name="P31">fixed another bug in penumbral curve fit and removed diagnostic printouts.<text:line-break/></text:p>
        </text:list-item>
      </text:list>
      <text:p text:style-name="Standard">version 3.5.8</text:p>
      <text:list xml:id="list1911111380014311257" text:style-name="L24">
        <text:list-item>
          <text:p text:style-name="P32">fixed a number of bugs in the penumbral curve fit code<text:line-break/></text:p>
        </text:list-item>
      </text:list>
      <text:p text:style-name="Standard">version 3.5.7</text:p>
      <text:list xml:id="list4843064114121103472" text:style-name="L25">
        <text:list-item>
          <text:p text:style-name="P33">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868516213313881938" text:style-name="L26">
        <text:list-item>
          <text:p text:style-name="P34">fixed a bug that kept a user from selecting a new file to read if PyOTE had been started from PyMovie. Previously, it had only reopened the same file instead of giving the user a file select dialog to choose from.<text:line-break/></text:p>
        </text:list-item>
      </text:list>
      <text:p text:style-name="Standard"><text:soft-page-break/>version 3.5.5</text:p>
      <text:list xml:id="list75003235848219865" text:style-name="L27">
        <text:list-item>
          <text:p text:style-name="P35">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5126944387222621882" text:style-name="L28">
        <text:list-item>
          <text:p text:style-name="P36">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5879375425230462880" text:style-name="L29">
        <text:list-item>
          <text:p text:style-name="P37">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4781249873515268790" text:style-name="L30">
        <text:list-item>
          <text:p text:style-name="P38">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1170998787690098612" text:style-name="L31">
        <text:list-item>
          <text:p text:style-name="P39">Added additional references to the North American Excel Spreadsheet report in the new section of the final report that bangs on about the start-of-exposure timing convention.<text:line-break/></text:p>
        </text:list-item>
      </text:list>
      <text:p text:style-name="Standard">version 3.5.0</text:p>
      <text:list xml:id="list3743517824036948395" text:style-name="L32">
        <text:list-item>
          <text:p text:style-name="P40">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40">NEW: when 'trims' have been placed, a 'write csv' process will honor those values and produce a 'trimmed' output file.<text:line-break/></text:p>
        </text:list-item>
        <text:list-item>
          <text:p text:style-name="P40"><text:soft-page-break/>NEW: when a light curve has been 'normalized', the changed values are written to the data table where, once again, a 'write csv' process will capture the results.<text:line-break/></text:p>
        </text:list-item>
        <text:list-item>
          <text:p text:style-name="P40">Added additional reminders that the start-of-exposure timestamp/timing convention is employed.</text:p>
        </text:list-item>
      </text:list>
      <text:p text:style-name="Standard"/>
      <text:p text:style-name="Standard">version 3.4.9</text:p>
      <text:list xml:id="list5894366652324066528" text:style-name="L33">
        <text:list-item>
          <text:p text:style-name="P41">Added some explanatory language to the “Excel report” section regarding the proper interpretation of the 'false positive probability' number.<text:line-break/></text:p>
        </text:list-item>
      </text:list>
      <text:p text:style-name="Standard">version 3.4.8</text:p>
      <text:list xml:id="list5323902646647251012" text:style-name="L34">
        <text:list-item>
          <text:p text:style-name="P42">This version deals more realistically with high magDrop lightcurves by defining a 'limiting magDrop' as: <text:line-break/><text:line-break/><text:tab/>limMagDrop = 2.5 * log10( B / std(A) ) <text:line-break/><text:line-break/><text:tab/>std(A) is the noise level of A.</text:p>
          <text:p text:style-name="P42"><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482931243361898229" text:style-name="L35">
        <text:list-item>
          <text:p text:style-name="P43">Automatically loads the correct version of Adv2<text:line-break/></text:p>
        </text:list-item>
      </text:list>
      <text:p text:style-name="Standard">version 3.4.6</text:p>
      <text:list xml:id="list2553832165251598936" text:style-name="L36">
        <text:list-item>
          <text:p text:style-name="P44">Adds AAV Version 2 file as a type that can be read (important when Do OCR check is enabled)</text:p>
        </text:list-item>
      </text:list>
      <text:p text:style-name="Standard"/>
      <text:p text:style-name="Standard">version 3.4.5</text:p>
      <text:list xml:id="list621272115820349185" text:style-name="L37">
        <text:list-item>
          <text:p text:style-name="P45"><text:soft-page-break/>Fixes block integration which was failing when more than 4 lightcurves were being processed.<text:line-break/></text:p>
        </text:list-item>
        <text:list-item>
          <text:p text:style-name="P45">Made use diff and Do OCR checkboxes sticky.<text:line-break/></text:p>
        </text:list-item>
      </text:list>
      <text:p text:style-name="Standard">version 3.4.4</text:p>
      <text:list xml:id="list7632420628210427742" text:style-name="L38">
        <text:list-item>
          <text:p text:style-name="P46">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7573736805577824608" text:style-name="L39">
        <text:list-item>
          <text:p text:style-name="P47">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1420095496496652355" text:style-name="L40">
        <text:list-item>
          <text:p text:style-name="P48">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3432674208323157306" text:style-name="L41">
        <text:list-item>
          <text:p text:style-name="P49">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49">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49">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text:soft-page-break/>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6752502767239000324" text:style-name="L42">
        <text:list-item>
          <text:p text:style-name="P50">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865941309269618296" text:style-name="L43">
        <text:list-item>
          <text:p text:style-name="P51">Automatically installs cv2 if not already present. <text:s/>This package is needed for the new frame view feature.<text:line-break/></text:p>
        </text:list-item>
      </text:list>
      <text:p text:style-name="Standard">version 3.3.8</text:p>
      <text:list xml:id="list5926948790519678501" text:style-name="L44">
        <text:list-item>
          <text:p text:style-name="P52">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7460623387029711613" text:style-name="L45">
        <text:list-item>
          <text:p text:style-name="P53">A new button (View frame) with an associated spinner for entry of a frame number has been added:</text:p>
          <text:p text:style-name="P53"/>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text:soft-page-break/>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3887385774775700286" text:style-name="L46">
        <text:list-item>
          <text:p text:style-name="P54">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5749955015403600160" text:style-name="L47">
        <text:list-item>
          <text:p text:style-name="P55">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3860705104564948948" text:style-name="L48">
        <text:list-item>
          <text:p text:style-name="P56">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3378851012601735885" text:style-name="L49">
        <text:list-item>
          <text:p text:style-name="P57">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8990674502133695713" text:style-name="L50">
        <text:list-item>
          <text:p text:style-name="P58">Changed main plot so that the scroll wheel only zooms the x axis.</text:p>
        </text:list-item>
        <text:list-item>
          <text:p text:style-name="P58">Changed lightcurve plot so that it conforms properly to 'start-of-exposure'.<text:line-break/></text:p>
        </text:list-item>
      </text:list>
      <text:p text:style-name="Standard"><text:soft-page-break/>version 3.2.8</text:p>
      <text:list xml:id="list3104554177988406082" text:style-name="L51">
        <text:list-item>
          <text:p text:style-name="P59">Changed font size in help files --- it was fine for Mac but too big for Win10<text:line-break/></text:p>
        </text:list-item>
      </text:list>
      <text:p text:style-name="Standard">version 3.2.7</text:p>
      <text:list xml:id="list4840914700668477254" text:style-name="L52">
        <text:list-item>
          <text:p text:style-name="P60">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2459554318644665322" text:style-name="L53">
        <text:list-item>
          <text:p text:style-name="P61">This is a 'cosmetic' release --- there should be NO detectable differences from version 3.2.5 in terms of functionality.</text:p>
        </text:list-item>
        <text:list-item>
          <text:p text:style-name="P61">All python files were brought into compliance with PEP 8 coding standards. <text:s/>Only I care about that.</text:p>
        </text:list-item>
        <text:list-item>
          <text:p text:style-name="P61">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61">All this 'cosmetic' work is in preparation for working on PyOTE issues again.<text:line-break/> </text:p>
        </text:list-item>
      </text:list>
      <text:p text:style-name="Standard">version 3.2.5</text:p>
      <text:list xml:id="list1539246135457394225" text:style-name="L54">
        <text:list-item>
          <text:p text:style-name="P62">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6141818388860883069" text:style-name="L55">
        <text:list-item>
          <text:p text:style-name="P63">Modified the test for newer version to accommodate the different strings returned by pip 18.1 and pip 19.0+</text:p>
        </text:list-item>
        <text:list-item>
          <text:p text:style-name="P63">Added ability to invoke PyOTE from PyMovie with an externally supplied csv file that is automatically opened.<text:line-break/></text:p>
        </text:list-item>
      </text:list>
      <text:p text:style-name="Standard">version 3.2.3</text:p>
      <text:list xml:id="list7941714532000519348" text:style-name="L56">
        <text:list-item>
          <text:p text:style-name="P64">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64">Added support for the PyMovie csv format<text:line-break/></text:p>
        </text:list-item>
      </text:list>
      <text:p text:style-name="Standard">version 3.2.1</text:p>
      <text:list xml:id="list4936725838625444432" text:style-name="L57">
        <text:list-item>
          <text:p text:style-name="P65">this version makes PyOTE more robust to a common 'cockpit error' that users have been making with Tangra files. <text:s/>Specifically, if a Tangra csv file is opened in a spreadsheet program, then saved from that spreadsheet program, the <text:soft-page-break/>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2847531806955602008" text:style-name="L58">
        <text:list-item>
          <text:p text:style-name="P66">Changed GUI to better align text on min max edit boxes to avoid confusion.<text:line-break/></text:p>
        </text:list-item>
      </text:list>
      <text:p text:style-name="Standard">version 3.1.9</text:p>
      <text:list xml:id="list8329002459461743696" text:style-name="L59">
        <text:list-item>
          <text:p text:style-name="P67">Fixed a bug in the test for a min/max solution search being constrained by a too large min value.<text:line-break/></text:p>
        </text:list-item>
      </text:list>
      <text:p text:style-name="Standard">version 3.1.8</text:p>
      <text:list xml:id="list8996782817791730313" text:style-name="L60">
        <text:list-item>
          <text:p text:style-name="P68">version 3.1.7 was released without an updated version history. <text:s/>Here is what was changed in 3.1.7:<text:line-break/></text:p>
        </text:list-item>
        <text:list-item>
          <text:p text:style-name="P68">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3409409538655276139" text:style-name="L61">
        <text:list-item>
          <text:p text:style-name="P69">Values entered in the Manual Timestamp Entry dialog box are now 'sticky', thus making corrections easy to do without requiring re-entry of all data. </text:p>
          <text:p text:style-name="P69"><text:line-break/>Also trapped is the case where a user has entered a custom frame time but failed to click the radio button indicating that it is to be used.<text:line-break/></text:p>
        </text:list-item>
      </text:list>
      <text:p text:style-name="Standard">version 3.1.5:</text:p>
      <text:list xml:id="list7842067278931909830" text:style-name="L62">
        <text:list-item>
          <text:p text:style-name="P70">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text:soft-page-break/>larger magDrop. The change was to test every candidate against a straight line during the search. <text:s/>This does make the search time longer, but not too much longer.<text:line-break/></text:p>
        </text:list-item>
      </text:list>
      <text:p text:style-name="Standard">version 3.1.4:</text:p>
      <text:list xml:id="list8631321317212815713" text:style-name="L63">
        <text:list-item>
          <text:p text:style-name="P71">Fixed error in new dropped reading detection logic when light curve was processed in field mode.<text:line-break/></text:p>
        </text:list-item>
        <text:list-item>
          <text:p text:style-name="P71">Cleaned up some language in tooltips.<text:line-break/></text:p>
        </text:list-item>
      </text:list>
      <text:p text:style-name="Standard">version 3.1.3:</text:p>
      <text:list xml:id="list7967259952662365738" text:style-name="L64">
        <text:list-item>
          <text:p text:style-name="P72">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72">Eliminated the 'entry num' column in the data matrix at the lower left of the GUI. The 'entry num' is unused and a possible source of confusion with the frame or field number for the unwary.<text:line-break/></text:p>
        </text:list-item>
        <text:list-item>
          <text:p text:style-name="P72">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3825654469824743205" text:style-name="L65">
        <text:list-item>
          <text:p text:style-name="P73">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3067909064080702863" text:style-name="L66">
        <text:list-item>
          <text:p text:style-name="P74">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74">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74">The labels on the Find Event button and the Calc Err Bar button were changed <text:soft-page-break/>to more clearly suggest that after finding an 'event', one should then press the 'report' button to the right in order to complete the process.<text:line-break/></text:p>
        </text:list-item>
      </text:list>
      <text:p text:style-name="Standard">version 3.1.0:</text:p>
      <text:list xml:id="list4793755262339549833" text:style-name="L67">
        <text:list-item>
          <text:p text:style-name="P75">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5343485135498942478" text:style-name="L68">
        <text:list-item>
          <text:p text:style-name="P76">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2023001666061950222" text:style-name="L69">
        <text:list-item>
          <text:p text:style-name="P77">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8609593734383562160" text:style-name="L70">
        <text:list-item>
          <text:p text:style-name="P78">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1145217684782563327" text:style-name="L71">
        <text:list-item>
          <text:p text:style-name="P79">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5036487993102479427" text:style-name="L72">
        <text:list-item>
          <text:p text:style-name="P80">Disable the Accept integration button when user overrides an automatic block analysis with a manual block selection followed by a click on the Block integrate button.<text:line-break/></text:p>
        </text:list-item>
      </text:list>
      <text:p text:style-name="Standard">version 2.1.4:</text:p>
      <text:list xml:id="list871706820530744231" text:style-name="L73">
        <text:list-item>
          <text:p text:style-name="P81">Corrected a bug that kept manual selection of block integration from being performed after a refusal to accept the automatic block analysis results.<text:line-break/></text:p>
        </text:list-item>
      </text:list>
      <text:p text:style-name="Standard">version 2.1.3:</text:p>
      <text:list xml:id="list8729304073030798429" text:style-name="L74">
        <text:list-item>
          <text:p text:style-name="P82"><text:soft-page-break/>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929429543834022897" text:style-name="L75">
        <text:list-item>
          <text:p text:style-name="P83">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1408115039345094374" text:style-name="L76">
        <text:list-item>
          <text:p text:style-name="P84">Added progress bar tracking of block integration analysis because it can take an extended amount of time to complete the analysis when the light curve has many points.<text:line-break/></text:p>
        </text:list-item>
      </text:list>
      <text:p text:style-name="Standard">version 2.1.0</text:p>
      <text:list xml:id="list4581016301054578729" text:style-name="L77">
        <text:list-item>
          <text:p text:style-name="P85">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3711223099024566584" text:style-name="L78">
        <text:list-item>
          <text:p text:style-name="P86">Made the selection of Tooltip display 'sticky'</text:p>
        </text:list-item>
        <text:list-item>
          <text:p text:style-name="P86">Duration calculation when D and R span midnight now handled correctly</text:p>
        </text:list-item>
      </text:list>
      <text:p text:style-name="Standard"/>
      <text:p text:style-name="Standard">version 2.0.8</text:p>
      <text:list xml:id="list4359386556964729285" text:style-name="L79">
        <text:list-item>
          <text:p text:style-name="P87">toolTips changed to invoke and display in a custom dialog box that can be moved and resized to better accommodate legacy displays</text:p>
        </text:list-item>
        <text:list-item>
          <text:p text:style-name="P87">Calc flash timing calculation fixed to properly deal with the non-integer frame numbers that can result from field processed csv files</text:p>
        </text:list-item>
        <text:list-item>
          <text:p text:style-name="P87">Flash timing has been verified to work with integrated light curves</text:p>
        </text:list-item>
        <text:list-item>
          <text:p text:style-name="P87">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4789369258360616480" text:style-name="L80">
        <text:list-item>
          <text:p text:style-name="P88">Adds a button to calculate the edge position of an LED timing flash.</text:p>
        </text:list-item>
        <text:list-item>
          <text:p text:style-name="P88">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88"><text:soft-page-break/>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88">Adds a checkbox to force manual entry of timestamp info. <text:s/>This is useful when OCR on a VTI timed light curve has catastrophic errors. <text:s/>It is always employed when using LED flash timing.</text:p>
        </text:list-item>
      </text:list>
      <text:list xml:id="list4973978909717860413" text:style-name="L81">
        <text:list-item>
          <text:p text:style-name="P89">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4896852449089164825" text:style-name="L82">
        <text:list-item>
          <text:p text:style-name="P90">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8107921829321772549" text:style-name="L83">
        <text:list-item>
          <text:p text:style-name="P91">files generated by pyote now contain PYOTE in the filename.<text:line-break/></text:p>
        </text:list-item>
        <text:list-item>
          <text:p text:style-name="P91">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8782985059359400631" text:style-name="L84">
        <text:list-item>
          <text:p text:style-name="P92">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6504630693780297429" text:style-name="L85">
        <text:list-item>
          <text:p text:style-name="P93">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8977481520420409962" text:style-name="L86">
        <text:list-item>
          <text:p text:style-name="P94">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108420220409695313" text:style-name="L87">
        <text:list-item>
          <text:p text:style-name="P95">improved handling of D and R region selection so that one cannot enter an invalid configuration --- automatic corrections/changes are applied.<text:line-break/></text:p>
        </text:list-item>
        <text:list-item>
          <text:p text:style-name="P95"><text:soft-page-break/>incorporates a new 'solver' that no longer requires an initial estimation of baseline noise. <text:s/>This 'solver' is also much faster. <text:s/>With this 'solver', the two-pass modification added in version 1.46 is no longer needed.<text:line-break/></text:p>
        </text:list-item>
        <text:list-item>
          <text:p text:style-name="P95">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3713245023576717653" text:style-name="L88">
        <text:list-item>
          <text:p text:style-name="P96">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833582810468847658" text:style-name="L89">
        <text:list-item>
          <text:p text:style-name="P97">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97">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4154148762618539429" text:style-name="L90">
        <text:list-item>
          <text:p text:style-name="P98">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1063801376511344613" text:style-name="L91">
        <text:list-item>
          <text:p text:style-name="P99"><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99">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99">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99">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70270291068112093" text:style-name="L92">
        <text:list-item>
          <text:p text:style-name="P101">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1-08-07T19:58:48</dc:date>
    <meta:editing-cycles>129</meta:editing-cycles>
    <meta:editing-duration>PT23H11M43S</meta:editing-duration>
    <dc:creator>Robert Anderson</dc:creator>
    <meta:document-statistic meta:table-count="0" meta:image-count="3" meta:object-count="0" meta:page-count="18" meta:paragraph-count="248" meta:word-count="7020" meta:character-count="41041"/>
    <meta:template xlink:type="simple" xlink:actuate="onRequest" xlink:title="" xlink:href="Normal"/>
  </office:meta>
</office:document-meta>
</file>